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31dd" officeooo:paragraph-rsid="001131dd"/>
    </style:style>
    <style:style style:name="P2" style:family="paragraph" style:parent-style-name="Standard">
      <style:paragraph-properties fo:text-align="start" style:justify-single-word="false">
        <style:tab-stops>
          <style:tab-stop style:position="12.347cm"/>
        </style:tab-stops>
      </style:paragraph-properties>
      <style:text-properties officeooo:rsid="001131dd" officeooo:paragraph-rsid="001131dd"/>
    </style:style>
    <style:style style:name="P3" style:family="paragraph" style:parent-style-name="Standard">
      <style:paragraph-properties fo:text-align="start" style:justify-single-word="false"/>
      <style:text-properties officeooo:rsid="001131dd" officeooo:paragraph-rsid="001131dd"/>
    </style:style>
    <style:style style:name="P4" style:family="paragraph" style:parent-style-name="Standard">
      <style:paragraph-properties fo:text-align="start" style:justify-single-word="false"/>
      <style:text-properties officeooo:paragraph-rsid="0013a2bd"/>
    </style:style>
    <style:style style:name="P5" style:family="paragraph" style:parent-style-name="Standard">
      <style:paragraph-properties fo:text-align="start" style:justify-single-word="false"/>
      <style:text-properties officeooo:paragraph-rsid="0016aa5e"/>
    </style:style>
    <style:style style:name="P6" style:family="paragraph" style:parent-style-name="Standard">
      <style:paragraph-properties fo:text-align="justify" style:justify-single-word="false"/>
      <style:text-properties officeooo:rsid="0011f22f" officeooo:paragraph-rsid="0011f22f"/>
    </style:style>
    <style:style style:name="P7" style:family="paragraph" style:parent-style-name="Standard">
      <style:paragraph-properties fo:text-align="center" style:justify-single-word="false"/>
      <style:text-properties officeooo:rsid="0011f22f" officeooo:paragraph-rsid="0011f22f"/>
    </style:style>
    <style:style style:name="P8" style:family="paragraph" style:parent-style-name="Standard">
      <style:paragraph-properties fo:text-align="center" style:justify-single-word="false"/>
      <style:text-properties officeooo:rsid="0013a2bd" officeooo:paragraph-rsid="0013a2bd"/>
    </style:style>
    <style:style style:name="P9" style:family="paragraph" style:parent-style-name="Standard">
      <style:paragraph-properties fo:text-align="start" style:justify-single-word="false"/>
      <style:text-properties officeooo:rsid="00159f97" officeooo:paragraph-rsid="00159f97"/>
    </style:style>
    <style:style style:name="P10" style:family="paragraph" style:parent-style-name="Standard">
      <style:paragraph-properties fo:text-align="center" style:justify-single-word="false"/>
      <style:text-properties officeooo:rsid="00159f97" officeooo:paragraph-rsid="00159f97"/>
    </style:style>
    <style:style style:name="P11" style:family="paragraph" style:parent-style-name="Standard">
      <style:paragraph-properties fo:text-align="start" style:justify-single-word="false"/>
      <style:text-properties officeooo:rsid="0015a6b0" officeooo:paragraph-rsid="0015a6b0"/>
    </style:style>
    <style:style style:name="T1" style:family="text">
      <style:text-properties style:font-name="Arial" fo:font-size="14pt" style:font-size-asian="14pt" style:font-size-complex="14pt"/>
    </style:style>
    <style:style style:name="T2" style:family="text">
      <style:text-properties style:font-name="Arial" fo:font-size="14pt" officeooo:rsid="0013a2bd" style:font-size-asian="14pt" style:font-size-complex="14pt"/>
    </style:style>
    <style:style style:name="T3" style:family="text">
      <style:text-properties style:font-name="Arial" fo:font-size="14pt" officeooo:rsid="0015a6b0" style:font-size-asian="14pt" style:font-size-complex="14pt"/>
    </style:style>
    <style:style style:name="T4" style:family="text">
      <style:text-properties style:font-name="Arial" fo:font-size="14pt" officeooo:rsid="0016aa5e"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N Projet 2019</text:p>
      <text:p text:style-name="P1"/>
      <text:p text:style-name="P1"/>
      <text:p text:style-name="P1"/>
      <text:p text:style-name="P1"/>
      <text:p text:style-name="P1">Metawa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embres de l’éauipe de réalisation : </text:p>
      <text:p text:style-name="P2">- NENY Gabriel </text:p>
      <text:p text:style-name="P2">- DUBOIS Julien</text:p>
      <text:p text:style-name="P2">- NOIRET Colin</text:p>
      <text:p text:style-name="P1"/>
      <text:p text:style-name="P1"/>
      <text:p text:style-name="P3">Membre de l’équipe pédagogique : </text:p>
      <text:p text:style-name="P3">M.LEVEQUE</text:p>
      <text:p text:style-name="P1"/>
      <text:p text:style-name="P1"/>
      <text:p text:style-name="P1"/>
      <text:p text:style-name="P7"><text:soft-page-break/>Présentation</text:p>
      <text:p text:style-name="P1"/>
      <text:p text:style-name="P6"/>
      <text:p text:style-name="P4"><text:span text:style-name="T2">Metawars est un jeu </text:span><text:span text:style-name="T1">vu du dessus </text:span><text:span text:style-name="T2">d</text:span><text:span text:style-name="T1">ans lequel le joueur doit tenir le plus longtemps possible face à des ordes d'ennemis. Il pourra s'aider de bonus très avantageux qui apparaiteront de manière aléatoire.</text:span></text:p>
      <text:p text:style-name="P4"><text:span text:style-name="T1"/></text:p>
      <text:p text:style-name="P10"><text:span text:style-name="T1">Règles du jeu</text:span></text:p>
      <text:p text:style-name="P11"><text:span text:style-name="T1">Dans Metawars, l’utilisateur va incarne un personnage qu’il peut controler avec les touches du clavier (Z,Q,S,D). Des zombies apparaissent sur la carte, et ils se dirigent vers le joueur . Muni de ses deux pistolets le joueur peut viser les zombies en déplaçant la souris et leur tirer dessus en cliquant sur le clic gauche. De plus des bonus avec de multiples avantages apparaitront sur la carte aléatoirement au fil de la partie.</text:span></text:p>
      <text:p text:style-name="P11"><text:span text:style-name="T1"/></text:p>
      <text:p text:style-name="P11"><text:span text:style-name="T1">Le jeu Metawars av</text:span><text:span text:style-name="T4">a</text:span><text:span text:style-name="T1">it besoin d’une interface graphique, nous ne pouvions pas jouer à ce jeu à partir de la console Python. <text:line-break/>Nous avons réfléchi au module que nous al</text:span><text:span text:style-name="T4">l</text:span><text:span text:style-name="T1">ions utilisé et notre choix s’est porté sur Pygame. </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8"><text:span text:style-name="T1">Cahier des charges</text:span></text:p>
      <text:p text:style-name="P8"><text:span text:style-name="T1"/></text:p>
      <text:p text:style-name="P9"><text:span text:style-name="T1">- Créer un écran d’accueil</text:span></text:p>
      <text:p text:style-name="P9"><text:span text:style-name="T1">- Une interface en jeu</text:span></text:p>
      <text:p text:style-name="P9"><text:span text:style-name="T1">- Programmer le jeu avec le module Pygame</text:span></text:p>
      <text:p text:style-name="P9"><text:span text:style-name="T1">- Un joueur qui peut aller dans toutes les directions et attaquer les ennemis</text:span></text:p>
      <text:p text:style-name="P9"><text:span text:style-name="T1">- </text:span><text:span text:style-name="T3">Les controles sur le jeu effectué par la souris et les touches du clavier</text:span></text:p>
      <text:p text:style-name="P9"><text:span text:style-name="T1">- Des ennemis qui apparaissent aléatoirement qui attaque le joueur</text:span></text:p>
      <text:p text:style-name="P9"><text:span text:style-name="T1">- Des Bonus qui avantagent le joueur</text:span></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18T12:53:17.807000000</dc:date>
    <meta:editing-duration>PT4M54S</meta:editing-duration>
    <meta:editing-cycles>2</meta:editing-cycles>
    <meta:generator>LibreOffice/6.0.7.3$Windows_X86_64 LibreOffice_project/dc89aa7a9eabfd848af146d5086077aeed2ae4a5</meta:generator>
    <meta:document-statistic meta:table-count="0" meta:image-count="0" meta:object-count="0" meta:page-count="2" meta:paragraph-count="21" meta:word-count="241" meta:character-count="1384" meta:non-whitespace-character-count="1159"/>
  </office:meta>
</office:document-meta>
</file>